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666cm"/>
    </style:style>
    <style:style style:name="co2" style:family="table-column">
      <style:table-column-properties fo:break-before="auto" style:column-width="12.541cm"/>
    </style:style>
    <style:style style:name="co3" style:family="table-column">
      <style:table-column-properties fo:break-before="auto" style:column-width="30.438cm"/>
    </style:style>
    <style:style style:name="co4" style:family="table-column">
      <style:table-column-properties fo:break-before="auto" style:column-width="1.73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SEO_20_Meta">
      <style:table-properties table:display="true" style:writing-mode="lr-tb"/>
    </style:style>
    <number:number-style style:name="N5000" number:language="en" number:country="ZA">
      <number:number number:min-integer-digits="1"/>
    </number:number-style>
    <number:time-style style:name="N5041" number:language="en" number:country="ZA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Hyperlink" style:data-style-name="N5000">
      <style:table-cell-properties fo:background-color="#00ff00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" style:family="table-cell" style:parent-style-name="Excel_20_Built-in_20_Hyperlink" style:data-style-name="N5000">
      <style:table-cell-properties fo:background-color="#ff00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4" style:family="table-cell" style:parent-style-name="Excel_20_Built-in_20_Hyperlink" style:data-style-name="N5000">
      <style:table-cell-properties fo:background-color="#ff0000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80808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Hyperlink" style:data-style-name="N5000">
      <style:table-cell-properties fo:background-color="#ff0000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6" style:family="table-cell" style:parent-style-name="Excel_20_Built-in_20_Hyperlink" style:data-style-name="N5000">
      <style:table-cell-properties fo:background-color="#0099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7" style:family="table-cell" style:parent-style-name="Excel_20_Built-in_20_Hyperlink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8" style:family="table-cell" style:parent-style-name="Excel_20_Built-in_20_Hyperlink" style:data-style-name="N5000">
      <style:table-cell-properties fo:background-color="#00ff00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text-underline-style="none"/>
    </style:style>
    <style:style style:name="ce9" style:family="table-cell" style:parent-style-name="Excel_20_Built-in_20_Hyperlink" style:data-style-name="N5000">
      <style:table-cell-properties fo:background-color="#ff00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text-underline-style="none"/>
    </style:style>
    <style:style style:name="ce10" style:family="table-cell" style:parent-style-name="Default">
      <style:table-cell-properties fo:background-color="#0099ff"/>
    </style:style>
    <style:style style:name="ce11" style:family="table-cell" style:parent-style-name="Excel_20_Built-in_20_Hyperlink" style:data-style-name="N5000">
      <style:table-cell-properties fo:background-color="#ff0000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text-underline-style="none"/>
    </style:style>
    <style:style style:name="ce1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00ff00"/>
    </style:style>
    <style:style style:name="ce14" style:family="table-cell" style:parent-style-name="Default">
      <style:table-cell-properties fo:background-color="#ff00ff"/>
    </style:style>
    <style:style style:name="ce15" style:family="table-cell" style:parent-style-name="Default">
      <style:table-cell-properties fo:background-color="#ff0000"/>
      <style:text-properties fo:color="#808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 style:data-style-name="N5041">
      <style:table-cell-properties fo:background-color="#00ff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O Meta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New URL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Meta Description</text:p>
          </table:table-cell>
          <table:table-cell table:style-name="ce1" table:number-columns-repeated="1021"/>
        </table:table-row>
        <table:table-row table:style-name="ro2">
          <table:table-cell table:style-name="ce2" office:value-type="string">
            <text:p><text:a xlink:href="http://www.oimgroup.com/">http://www.oimgroup.com</text:a></text:p>
          </table:table-cell>
          <table:table-cell table:style-name="ce12" office:value-type="string">
            <text:p>Business Management &amp; Process Improvement Consultants | OIM</text:p>
          </table:table-cell>
          <table:table-cell table:style-name="ce12" office:value-type="string">
            <text:p>OIM International are leading business performance consultants in South Africa helping companies with human resource, organisation &amp; operational improvement management</text:p>
          </table:table-cell>
          <table:table-cell table:style-name="ce18" table:number-columns-repeated="1021"/>
        </table:table-row>
        <table:table-row table:style-name="ro2">
          <table:table-cell table:style-name="ce2" office:value-type="string">
            <text:p><text:a xlink:href="http://www.oimgroup.com/about-oim">http://www.oimgroup.com/about-oim</text:a></text:p>
          </table:table-cell>
          <table:table-cell table:style-name="ce13" office:value-type="string">
            <text:p>Business Performance Management | About OIM</text:p>
          </table:table-cell>
          <table:table-cell table:style-name="ce13" office:value-type="string">
            <text:p>Operational Improvement Management (OIM) are business performance specialists with a unique approach to business performance management and strategy 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about-oim/csi">http://www.oimgroup.com/about-oim/csi</text:a></text:p>
          </table:table-cell>
          <table:table-cell table:style-name="ce13" office:value-type="string">
            <text:p>Social Development | Corporate Social Investment - CSI | OIM</text:p>
          </table:table-cell>
          <table:table-cell table:style-name="ce13" office:value-type="string">
            <text:p>OIM focuses on social development and contributes to the community with their non-profit organisation, The Trust for Peace and Prosperity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about-oim/business-ethos">http://www.oimgroup.com/about-oim/business-ethos</text:a></text:p>
          </table:table-cell>
          <table:table-cell table:style-name="ce13" office:value-type="string">
            <text:p>Business Consultants | Business Ethos | OIM</text:p>
          </table:table-cell>
          <table:table-cell table:style-name="ce13" office:value-type="string">
            <text:p>OIM are business consultants with a business ethos of service delivery commitment and business solutions for performance management systems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about-oim/bee-certificate">http://www.oimgroup.com/about-oim/bee-certificate</text:a></text:p>
          </table:table-cell>
          <table:table-cell table:style-name="ce13" office:value-type="string">
            <text:p>Management Consulting | B-BBEE Certificate | OIM</text:p>
          </table:table-cell>
          <table:table-cell table:style-name="ce13" office:value-type="string">
            <text:p>OIM provide management consulting and are a level two contributor to broad-based black economic empowerment (BBEEE) in South Africa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about-oim/our-methodology">http://www.oimgroup.com/about-oim/our-methodology</text:a></text:p>
          </table:table-cell>
          <table:table-cell table:style-name="ce13" office:value-type="string">
            <text:p>Performance Management System | Our Methodology | OIM</text:p>
          </table:table-cell>
          <table:table-cell table:style-name="ce13" office:value-type="string">
            <text:p>OIM's methodology is a comprehensive performance management system focusing on people management, operations management and organisational development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contact-us">http://www.oimgroup.com/contact-us</text:a></text:p>
          </table:table-cell>
          <table:table-cell table:style-name="ce13" office:value-type="string">
            <text:p>Performance Management | Contact Us| OIM</text:p>
          </table:table-cell>
          <table:table-cell table:style-name="ce17" office:value-type="string">
            <text:p>Contact us on +27 (0)21 913 8814. OIM is also available via email to help set up your business strategy for business improvement and preformance management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clients">http://www.oimgroup.com/clients</text:a></text:p>
          </table:table-cell>
          <table:table-cell table:style-name="ce13" office:value-type="string">
            <text:p>Business Consulting | Clients | OIM</text:p>
          </table:table-cell>
          <table:table-cell table:style-name="ce13" office:value-type="string">
            <text:p>OIM provides business consulting to clients in many countries, across several continents and in a wide spectrum of industries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clients/client-case-studies">http://www.oimgroup.com/clients/client-case-studies</text:a></text:p>
          </table:table-cell>
          <table:table-cell table:style-name="ce13" office:value-type="string">
            <text:p>Client Case Studies| OIM</text:p>
          </table:table-cell>
          <table:table-cell table:style-name="ce13" office:value-type="string">
            <text:p>OIM has achieved performance management success in various industries such as manufacturing. Read our case studies of our client successes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team">http://www.oimgroup.com/team</text:a></text:p>
          </table:table-cell>
          <table:table-cell table:style-name="ce13" office:value-type="string">
            <text:p>Business Management | Leadership Team | OIM</text:p>
          </table:table-cell>
          <table:table-cell table:style-name="ce13" office:value-type="string">
            <text:p>OIM's leadership team have extensive business management experience in operations management, people management, and organisational development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team/tjaart-minnaar">http://www.oimgroup.com/team/tjaart-minnaar</text:a></text:p>
          </table:table-cell>
          <table:table-cell table:style-name="ce13" office:value-type="string">
            <text:p>Leadership Team - Tjaart Minnaar | OIM</text:p>
          </table:table-cell>
          <table:table-cell table:style-name="ce13" office:value-type="string">
            <text:p>Tjaart Minnaar is the chief executive officer at OIM and has 30 years’ experience in organisational performance improvement and industrial relations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team/arjen-de-bruin">http://www.oimgroup.com/team/arjen-de-bruin</text:a></text:p>
          </table:table-cell>
          <table:table-cell table:style-name="ce13" office:value-type="string">
            <text:p>Leadership Team - Arjen De Bruin | OIM</text:p>
          </table:table-cell>
          <table:table-cell table:style-name="ce13" office:value-type="string">
            <text:p>Arjen De Bruin is the MD of Operations Solutions at OIM and has 21 years' experience in process redesign, production management and process automation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team/frank-hickman">http://www.oimgroup.com/team/frank-hickman</text:a></text:p>
          </table:table-cell>
          <table:table-cell table:style-name="ce13" office:value-type="string">
            <text:p>Leadership Team - Frank Hickman | OIM</text:p>
          </table:table-cell>
          <table:table-cell table:style-name="ce13" office:value-type="string">
            <text:p>Frank Hickman, the MD of Performance Improvement at OIM has 22 years' consulting and project management experience in various industries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team/leezelle-kotze">http://www.oimgroup.com/team/leezelle-kotze</text:a></text:p>
          </table:table-cell>
          <table:table-cell table:style-name="ce13" office:value-type="string">
            <text:p>Leadership Team - Leezelle Kotze | OIM</text:p>
          </table:table-cell>
          <table:table-cell table:style-name="ce13" office:value-type="string">
            <text:p>Leezelle Kotze, a registered industrial psychologist, is the MD of Leadership Talent at OIM <text:s/>and has expertise in the areas of talent management and leadership 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team/marie-burger">http://www.oimgroup.com/team/marie-burger</text:a></text:p>
          </table:table-cell>
          <table:table-cell table:style-name="ce13" office:value-type="string">
            <text:p>Leadership Team - Marie Burger | OIM</text:p>
          </table:table-cell>
          <table:table-cell table:style-name="ce13" office:value-type="string">
            <text:p>Marie Burger is the chartered accountant and financial director of OIM and has played a crucial rule in the restructuring of the finance function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team/kobus-grobler">http://www.oimgroup.com/team/kobus-grobler</text:a></text:p>
          </table:table-cell>
          <table:table-cell table:style-name="ce13" office:value-type="string">
            <text:p>Leadership Team - Kobus Grobler | OIM</text:p>
          </table:table-cell>
          <table:table-cell table:style-name="ce13" office:value-type="string">
            <text:p>Kobus Grobler is a director at OIM and has 24 years’ experience in business and organisational development, both locally and abroad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team/fred-arendse">http://www.oimgroup.com/team/fred-arendse</text:a></text:p>
          </table:table-cell>
          <table:table-cell table:style-name="ce13" office:value-type="string">
            <text:p>Leadership Team - Fred Arendse | OIM</text:p>
          </table:table-cell>
          <table:table-cell table:style-name="ce13" office:value-type="string">
            <text:p>Fred Arendse is the non-executive director as OIM and joined the organisation in 2005 and has more than 13 years' experience in the mining industry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team/ben-nel">http://www.oimgroup.com/team/ben-nel</text:a></text:p>
          </table:table-cell>
          <table:table-cell table:style-name="ce13" office:value-type="string">
            <text:p>Leadership Team - Ben Nel | OIM</text:p>
          </table:table-cell>
          <table:table-cell table:style-name="ce13" office:value-type="string">
            <text:p>Ben Nel is a director at OIM and has a consulting career spanning 21 years and expertise in production management optimisation and <text:s/>process analysis 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team/christian-kaiser">http://www.oimgroup.com/team/christian-kaiser</text:a></text:p>
          </table:table-cell>
          <table:table-cell table:style-name="ce13" office:value-type="string">
            <text:p>Leadership Team - Christian Kaiser | OIM</text:p>
          </table:table-cell>
          <table:table-cell table:style-name="ce13" office:value-type="string">
            <text:p>Christian Kaiser is the Principal Consultant of Operations Solutions at OIM and has been involved in operational improvement consulting since 2006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team/francois-bedeker">http://www.oimgroup.com/team/francois-bedeker</text:a></text:p>
          </table:table-cell>
          <table:table-cell table:style-name="ce13" office:value-type="string">
            <text:p>Leadership Team - Francois Bedeker | OIM</text:p>
          </table:table-cell>
          <table:table-cell table:style-name="ce13" office:value-type="string">
            <text:p>Francois Bedeker is a director at OIM and has over 15 years’ experience in management consulting and is an industrial engineer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team/willem-lombard">http://www.oimgroup.com/team/willem-lombard</text:a></text:p>
          </table:table-cell>
          <table:table-cell table:style-name="ce13" office:value-type="string">
            <text:p>Leadership Team - Willem Lombard | OIM</text:p>
          </table:table-cell>
          <table:table-cell table:style-name="ce13" office:value-type="string">
            <text:p>Willem Lombard is the senior consultant of performance improvement at OIM <text:s/>and has consulted in <text:s/>many sectors such as construction and finance and banking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team/chris-jacobs">http://www.oimgroup.com/team/chris-jacobs</text:a></text:p>
          </table:table-cell>
          <table:table-cell table:style-name="ce13" office:value-type="string">
            <text:p>Leadership Team - Chris Jacobs | OIM</text:p>
          </table:table-cell>
          <table:table-cell table:style-name="ce13" office:value-type="string">
            <text:p>Chris Jacobs, director at OIM has an impressive 20 years’ experience in OIM’s proven performance improvement methodology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news">http://www.oimgroup.com/news</text:a></text:p>
          </table:table-cell>
          <table:table-cell table:style-name="ce13" office:value-type="string">
            <text:p>Latest News, Press Releases, Clips, Newsletters | OIM</text:p>
          </table:table-cell>
          <table:table-cell table:style-name="ce13" office:value-type="string">
            <text:p>All the latest news clips, coverage and newsletters about OIM and industry news for performance and business management </text:p>
          </table:table-cell>
          <table:table-cell table:style-name="ce13" table:number-columns-repeated="1021"/>
        </table:table-row>
        <table:table-row table:style-name="ro2">
          <table:table-cell table:style-name="ce3" office:value-type="string">
            <text:p><text:a xlink:href="http://www.oimgroup.com/news/coverage">http://www.oimgroup.com/news/coverage</text:a></text:p>
          </table:table-cell>
          <table:table-cell table:style-name="ce14" office:value-type="string">
            <text:p>Latest News - Coverage | OIM</text:p>
          </table:table-cell>
          <table:table-cell table:style-name="ce14" office:value-type="string">
            <text:p>The latest news coverage in performance management, operations management, people management, and organisational development</text:p>
          </table:table-cell>
          <table:table-cell table:style-name="ce14" table:number-columns-repeated="1021"/>
        </table:table-row>
        <table:table-row table:style-name="ro2">
          <table:table-cell table:style-name="ce3" office:value-type="string">
            <text:p><text:a xlink:href="http://www.oimgroup.com/news/clips">http://www.oimgroup.com/news/clips</text:a></text:p>
          </table:table-cell>
          <table:table-cell table:style-name="ce14" office:value-type="string">
            <text:p>Latest News - Clips | OIM</text:p>
          </table:table-cell>
          <table:table-cell table:style-name="ce14" office:value-type="string">
            <text:p>The latest news clips in performance management, operations management, people management, and organisational development</text:p>
          </table:table-cell>
          <table:table-cell table:style-name="ce14" table:number-columns-repeated="1021"/>
        </table:table-row>
        <table:table-row table:style-name="ro2">
          <table:table-cell table:style-name="ce3" office:value-type="string">
            <text:p><text:a xlink:href="http://www.oimgroup.com/news/press-releases">http://www.oimgroup.com/news/press-releases</text:a></text:p>
          </table:table-cell>
          <table:table-cell table:style-name="ce14" office:value-type="string">
            <text:p>News - Press Releases | OIM</text:p>
          </table:table-cell>
          <table:table-cell table:style-name="ce14" office:value-type="string">
            <text:p>The latest press releases by OIM International</text:p>
          </table:table-cell>
          <table:table-cell table:style-name="ce14" table:number-columns-repeated="1021"/>
        </table:table-row>
        <table:table-row table:style-name="ro2">
          <table:table-cell table:style-name="ce3" office:value-type="string">
            <text:p><text:a xlink:href="http://www.oimgroup.com/news/newsletters">http://www.oimgroup.com/news/newsletters</text:a></text:p>
          </table:table-cell>
          <table:table-cell table:style-name="ce14" office:value-type="string">
            <text:p>News - Newsletters | OIM</text:p>
          </table:table-cell>
          <table:table-cell table:style-name="ce14" office:value-type="string">
            <text:p>Get the latest performance management newsletters <text:s/>by OIM International relating to organisational and people management</text:p>
          </table:table-cell>
          <table:table-cell table:style-name="ce14" table:number-columns-repeated="1021"/>
        </table:table-row>
        <table:table-row table:style-name="ro2">
          <table:table-cell table:style-name="ce3" office:value-type="string">
            <text:p><text:a xlink:href="http://www.oimgroup.com/news/archive">http://www.oimgroup.com/news/archive</text:a></text:p>
          </table:table-cell>
          <table:table-cell table:style-name="ce14" office:value-type="string">
            <text:p>News, Press Releases and Newsletters Archives | OIM</text:p>
          </table:table-cell>
          <table:table-cell table:style-name="ce14" office:value-type="string">
            <text:p>An archive of all the latest news, press releases, newsletters from OIM and the performance management industry</text:p>
          </table:table-cell>
          <table:table-cell table:style-name="ce14" table:number-columns-repeated="1021"/>
        </table:table-row>
        <table:table-row table:style-name="ro2">
          <table:table-cell table:style-name="ce2" office:value-type="string">
            <text:p><text:a xlink:href="http://www.oimgroup.com/careers">http://www.oimgroup.com/careers</text:a></text:p>
          </table:table-cell>
          <table:table-cell table:style-name="ce13" office:value-type="string">
            <text:p>Careers Opportunities &amp; Jobs Available at OIM</text:p>
          </table:table-cell>
          <table:table-cell table:style-name="ce13" office:value-type="string">
            <text:p>OIM offers career opportunities with proven experience and relevant academic qualifications in performance, operations, leadership and talent management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partnerships">http://www.oimgroup.com/partnerships</text:a></text:p>
          </table:table-cell>
          <table:table-cell table:style-name="ce13" office:value-type="string">
            <text:p>Partnerships - Overview - Partner Programme | OIM</text:p>
          </table:table-cell>
          <table:table-cell table:style-name="ce13" office:value-type="string">
            <text:p>OIM has formed partnerships with several leading organisations such as OIM Umbono Mining Solutions, Saville Consulting, Shl, Insights and Pure Survey</text:p>
          </table:table-cell>
          <table:table-cell table:style-name="ce13" table:number-columns-repeated="1021"/>
        </table:table-row>
        <table:table-row table:style-name="ro2">
          <table:table-cell table:style-name="ce4" office:value-type="string">
            <text:p><text:a xlink:href="http://www.oimgroup.com/products-services">http://www.oimgroup.com/products-services</text:a></text:p>
          </table:table-cell>
          <table:table-cell table:style-name="ce15" office:value-type="string">
            <text:p>Performance Management Products &amp; Services | OIM</text:p>
          </table:table-cell>
          <table:table-cell table:style-name="ce15" office:value-type="string">
            <text:p>OIM provides a wide range or performance management products and services such as operations management, people management, and organisational development</text:p>
          </table:table-cell>
          <table:table-cell table:style-name="ce15" table:number-columns-repeated="1021"/>
        </table:table-row>
        <table:table-row table:style-name="ro2">
          <table:table-cell table:style-name="ce4" office:value-type="string">
            <text:p><text:a xlink:href="http://www.oimgroup.com/products-services/people-management">http://www.oimgroup.com/products-services/people-management</text:a></text:p>
          </table:table-cell>
          <table:table-cell table:style-name="ce15" office:value-type="string">
            <text:p>People Management <text:s/>- Leadership Standards | OIM</text:p>
          </table:table-cell>
          <table:table-cell table:style-name="ce15" office:value-type="string">
            <text:p>OIM helps organisations with people management by setting up leadership standards in line with their business strategy</text:p>
          </table:table-cell>
          <table:table-cell table:style-name="ce15" table:number-columns-repeated="1021"/>
        </table:table-row>
        <table:table-row table:style-name="ro2">
          <table:table-cell table:style-name="ce2" office:value-type="string">
            <text:p><text:a xlink:href="http://www.oimgroup.com/products-services/people-management/employee-engagement">http://www.oimgroup.com/products-services/people-management/employee-engagement</text:a></text:p>
          </table:table-cell>
          <table:table-cell table:style-name="ce13" office:value-type="string">
            <text:p>Employee Engagement Strategy - INVOCOMS | OIM</text:p>
          </table:table-cell>
          <table:table-cell table:style-name="ce13" office:value-type="string">
            <text:p>OIM uses the acclaimed INVOCOM methodology to drive business performance through employee engagement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products-services/people-management/competency-profiling">http://www.oimgroup.com/products-services/people-management/competency-profiling</text:a></text:p>
          </table:table-cell>
          <table:table-cell table:style-name="ce13" office:value-type="string">
            <text:p>Competency Profiling - HR Management | OIM</text:p>
          </table:table-cell>
          <table:table-cell table:style-name="ce13" office:value-type="string">
            <text:p>OIM provides competency profiling, an essential part of HR management to indentify the competencies required for each job level or role</text:p>
          </table:table-cell>
          <table:table-cell table:style-name="ce13" table:number-columns-repeated="1021"/>
        </table:table-row>
        <table:table-row table:style-name="ro2">
          <table:table-cell table:style-name="ce5" office:value-type="string">
            <text:p><text:a xlink:href="http://www.oimgroup.com/products-services/people-management/leadership-interventions/competency-assessments">http://www.oimgroup.com/products-services/people-management/leadership-interventions/competency-assessments</text:a></text:p>
          </table:table-cell>
          <table:table-cell table:style-name="ce16" office:value-type="string">
            <text:p>Competency Assessments - Leadership Assessments | OIM</text:p>
          </table:table-cell>
          <table:table-cell table:style-name="ce16" office:value-type="string">
            <text:p>OIM offers a range of leadership competency assessments to increase an employee's productivity and match aptitudes with responsibilities </text:p>
          </table:table-cell>
          <table:table-cell table:style-name="ce16" table:number-columns-repeated="1021"/>
        </table:table-row>
        <table:table-row table:style-name="ro2">
          <table:table-cell table:style-name="ce2" office:value-type="string">
            <text:p><text:a xlink:href="http://www.oimgroup.com/products-services/people-management/leadership-interventions/leadership-development">http://www.oimgroup.com/products-services/people-management/leadership-interventions/leadership-development</text:a></text:p>
          </table:table-cell>
          <table:table-cell table:style-name="ce13" office:value-type="string">
            <text:p>Leadership Development - Learning Interventions | OIM</text:p>
          </table:table-cell>
          <table:table-cell table:style-name="ce13" office:value-type="string">
            <text:p>OIM offers learning interventions required for leadership development in a specific role or at a certain job level</text:p>
          </table:table-cell>
          <table:table-cell table:style-name="ce13" table:number-columns-repeated="1021"/>
        </table:table-row>
        <table:table-row table:style-name="ro2">
          <table:table-cell table:style-name="ce6" office:value-type="string">
            <text:p><text:a xlink:href="http://www.oimgroup.com/products-services/people-management/leadership-interventions/executive-coaching">http://www.oimgroup.com/products-services/people-management/leadership-interventions/executive-coaching</text:a></text:p>
          </table:table-cell>
          <table:table-cell table:style-name="ce10" office:value-type="string">
            <text:p>Executive Coaching - Business Coach | OIM</text:p>
          </table:table-cell>
          <table:table-cell table:style-name="ce10" office:value-type="string">
            <text:p>OIM's offers executive coaching in career-transitioning coaching, performance improvement coaching and leadership coaching</text:p>
          </table:table-cell>
          <table:table-cell table:style-name="ce10" table:number-columns-repeated="1021"/>
        </table:table-row>
        <table:table-row table:style-name="ro2">
          <table:table-cell table:style-name="ce2" office:value-type="string">
            <text:p><text:a xlink:href="http://www.oimgroup.com/products-services/people-management/leadership-interventions/team-dynamics">http://www.oimgroup.com/products-services/people-management/leadership-interventions/team-dynamics</text:a></text:p>
          </table:table-cell>
          <table:table-cell table:style-name="ce13" office:value-type="string">
            <text:p>Team Dynamics - Team Performance | OIM</text:p>
          </table:table-cell>
          <table:table-cell table:style-name="ce13" office:value-type="string">
            <text:p>OIM helps optimise team dyamics and performance using a well-known methodology to help team members understand one another's strengths</text:p>
          </table:table-cell>
          <table:table-cell table:style-name="ce13" table:number-columns-repeated="1021"/>
        </table:table-row>
        <table:table-row table:style-name="ro2">
          <table:table-cell table:style-name="ce6" office:value-type="string">
            <text:p><text:a xlink:href="http://www.oimgroup.com/products-services/people-management/leadership-interventions/diversity-management">http://www.oimgroup.com/products-services/people-management/leadership-interventions/diversity-management</text:a></text:p>
          </table:table-cell>
          <table:table-cell table:style-name="ce10" office:value-type="string">
            <text:p>Diversity Management - Diversity Awareness | OIM</text:p>
          </table:table-cell>
          <table:table-cell table:style-name="ce10" office:value-type="string">
            <text:p>OIM helps improve workplace relationships with diversity management principles for creating awareness among diverse backgrounds</text:p>
          </table:table-cell>
          <table:table-cell table:style-name="ce10" table:number-columns-repeated="1021"/>
        </table:table-row>
        <table:table-row table:style-name="ro2">
          <table:table-cell table:style-name="ce5" office:value-type="string">
            <text:p><text:a xlink:href="http://www.oimgroup.com/products-services/people-management/leadership-skills">http://www.oimgroup.com/products-services/people-management/leadership-skills</text:a></text:p>
          </table:table-cell>
          <table:table-cell table:style-name="ce16" office:value-type="string">
            <text:p>Leadership Skills &amp; Development - Supervisory Skills | OIM</text:p>
          </table:table-cell>
          <table:table-cell table:style-name="ce16" office:value-type="string">
            <text:p>OIM offers a leadership skills training programme to improve operational preformance and efficiency in the workplace by equipping supervisors with skills </text:p>
          </table:table-cell>
          <table:table-cell table:style-name="ce16" table:number-columns-repeated="1021"/>
        </table:table-row>
        <table:table-row table:style-name="ro2">
          <table:table-cell table:style-name="ce2" office:value-type="string">
            <text:p><text:a xlink:href="http://www.oimgroup.com/products-services/people-management/talent-management">http://www.oimgroup.com/products-services/people-management/talent-management</text:a></text:p>
          </table:table-cell>
          <table:table-cell table:style-name="ce13" office:value-type="string">
            <text:p>Talent Management Strategy &amp; Career Management| OIM</text:p>
          </table:table-cell>
          <table:table-cell table:style-name="ce13" office:value-type="string">
            <text:p>OIM's talent management process addresses all key talent areas of attracting, developing and deploying the appropriate talent in an organisation</text:p>
          </table:table-cell>
          <table:table-cell table:style-name="ce13" table:number-columns-repeated="1021"/>
        </table:table-row>
        <table:table-row table:style-name="ro2">
          <table:table-cell table:style-name="ce5" office:value-type="string">
            <text:p><text:a xlink:href="http://www.oimgroup.com/products-services/people-management/talent-management/talent-management-model">http://www.oimgroup.com/products-services/people-management/talent-management/talent-management-model</text:a></text:p>
          </table:table-cell>
          <table:table-cell table:style-name="ce16" office:value-type="string">
            <text:p>Talent Management Model - Scorecards | OIM</text:p>
          </table:table-cell>
          <table:table-cell table:style-name="ce16" office:value-type="string">
            <text:p>OIM's talent management model uses a structured scorecard approach to link strategy with operational goals and individual and team performance</text:p>
          </table:table-cell>
          <table:table-cell table:style-name="ce16" table:number-columns-repeated="1021"/>
        </table:table-row>
        <table:table-row table:style-name="ro2">
          <table:table-cell table:style-name="ce5" office:value-type="string">
            <text:p><text:a xlink:href="http://www.oimgroup.com/products-services/people-management/talent-management/performance-management-process">http://www.oimgroup.com/products-services/people-management/talent-management/performance-management-process</text:a></text:p>
          </table:table-cell>
          <table:table-cell table:style-name="ce16" office:value-type="string">
            <text:p>Performance Management Process | OIM</text:p>
          </table:table-cell>
          <table:table-cell table:style-name="ce16" office:value-type="string">
            <text:p>OIM helps the performance management process of organisations by aligning the business strategy and individual expectations with business goals</text:p>
          </table:table-cell>
          <table:table-cell table:style-name="ce16" table:number-columns-repeated="1021"/>
        </table:table-row>
        <table:table-row table:style-name="ro2">
          <table:table-cell table:style-name="ce2" office:value-type="string">
            <text:p><text:a xlink:href="http://www.oimgroup.com/products-services/people-management/talent-management/reward-consulting">http://www.oimgroup.com/products-services/people-management/talent-management/reward-consulting</text:a></text:p>
          </table:table-cell>
          <table:table-cell table:style-name="ce13" office:value-type="string">
            <text:p>Reward Consulting - Reward Consultant | OIM</text:p>
          </table:table-cell>
          <table:table-cell table:style-name="ce13" office:value-type="string">
            <text:p>OIM's reward consulting helps organisations to develop an effective reward strategy to attract, motivate and retain key employees</text:p>
          </table:table-cell>
          <table:table-cell table:style-name="ce13" table:number-columns-repeated="1021"/>
        </table:table-row>
        <table:table-row table:style-name="ro2">
          <table:table-cell table:style-name="ce4" office:value-type="string">
            <text:p><text:a xlink:href="http://www.oimgroup.com/products-services/organisational-development">http://www.oimgroup.com/products-services/organisational-development</text:a></text:p>
          </table:table-cell>
          <table:table-cell table:style-name="ce15" office:value-type="string">
            <text:p>Organisational Development - Organisation Development | OIM</text:p>
          </table:table-cell>
          <table:table-cell table:style-name="ce15" office:value-type="string">
            <text:p>OIM offers organisational development to help increase organisations effectiveness and efficiency by improving the performance and development of employees</text:p>
          </table:table-cell>
          <table:table-cell table:style-name="ce15" table:number-columns-repeated="1021"/>
        </table:table-row>
        <table:table-row table:style-name="ro2">
          <table:table-cell table:style-name="ce5" office:value-type="string">
            <text:p><text:a xlink:href="http://www.oimgroup.com/products-services/organisational-development/business-development-strategy">http://www.oimgroup.com/products-services/organisational-development/business-development-strategy</text:a></text:p>
          </table:table-cell>
          <table:table-cell table:style-name="ce16" office:value-type="string">
            <text:p>Business Development Strategy | OIM</text:p>
          </table:table-cell>
          <table:table-cell table:style-name="ce16" office:value-type="string">
            <text:p>OIM provides business development strategy for organisations that is informed by sound research and debate and with clearly articulated implementation plans</text:p>
          </table:table-cell>
          <table:table-cell table:style-name="ce16" table:number-columns-repeated="1021"/>
        </table:table-row>
        <table:table-row table:style-name="ro2">
          <table:table-cell table:style-name="ce2" office:value-type="string">
            <text:p><text:a xlink:href="http://www.oimgroup.com/products-services/organisational-development/business-development-strategy/strategic-planning">http://www.oimgroup.com/products-services/organisational-development/business-development-strategy/strategic-planning</text:a></text:p>
          </table:table-cell>
          <table:table-cell table:style-name="ce13" office:value-type="string">
            <text:p>Strategic Planning Process &amp; Implementation | OIM</text:p>
          </table:table-cell>
          <table:table-cell table:style-name="ce13" office:value-type="string">
            <text:p>OIM offers a comprehensive strategic planning process by establishing a well-planned strategy, internal capability and strong execution</text:p>
          </table:table-cell>
          <table:table-cell table:style-name="ce13" table:number-columns-repeated="1021"/>
        </table:table-row>
        <table:table-row table:style-name="ro2">
          <table:table-cell table:style-name="ce5" office:value-type="string">
            <text:p><text:a xlink:href="http://www.oimgroup.com/products-services/organisational-development/business-development-strategy/change-management">http://www.oimgroup.com/products-services/organisational-development/business-development-strategy/change-management</text:a></text:p>
          </table:table-cell>
          <table:table-cell table:style-name="ce16" office:value-type="string">
            <text:p>Change Management - Process &amp; Strategy | OIM</text:p>
          </table:table-cell>
          <table:table-cell table:style-name="ce16" office:value-type="string">
            <text:p>OIM's approach to the change management process aligns with organisation's business strategy and provides effective employee engagement</text:p>
          </table:table-cell>
          <table:table-cell table:style-name="ce16" table:number-columns-repeated="1021"/>
        </table:table-row>
        <table:table-row table:style-name="ro2">
          <table:table-cell table:style-name="ce6" office:value-type="string">
            <text:p><text:a xlink:href="http://www.oimgroup.com/products-services/organisational-development/business-development-strategy/value-chain-management">http://www.oimgroup.com/products-services/organisational-development/business-development-strategy/value-chain-management</text:a></text:p>
          </table:table-cell>
          <table:table-cell table:style-name="ce10" office:value-type="string">
            <text:p>Value Chain Management - Value Chain Optimisation | OIM</text:p>
          </table:table-cell>
          <table:table-cell table:style-name="ce10" office:value-type="string">
            <text:p>OIM offers a comprehensive approach to value chain management with industry-specific solutions to optimise business processes with value chain optimisation</text:p>
          </table:table-cell>
          <table:table-cell table:style-name="ce10" table:number-columns-repeated="1021"/>
        </table:table-row>
        <table:table-row table:style-name="ro2">
          <table:table-cell table:style-name="ce2" office:value-type="string">
            <text:p><text:a xlink:href="http://www.oimgroup.com/products-services/organisational-development/business-architecture">http://www.oimgroup.com/products-services/organisational-development/business-architecture</text:a></text:p>
          </table:table-cell>
          <table:table-cell table:style-name="ce13" office:value-type="string">
            <text:p>Business Architecture - Enterprise Architecture | OIM</text:p>
          </table:table-cell>
          <table:table-cell table:style-name="ce13" office:value-type="string">
            <text:p>OIM assists your business to be effective by developing a business architecture to optimise your organisation structure and business processes</text:p>
          </table:table-cell>
          <table:table-cell table:style-name="ce13" table:number-columns-repeated="1021"/>
        </table:table-row>
        <table:table-row table:style-name="ro2">
          <table:table-cell table:style-name="ce5" office:value-type="string">
            <text:p><text:a xlink:href="http://www.oimgroup.com/products-services/organisational-development/employee-relations">http://www.oimgroup.com/products-services/organisational-development/employee-relations</text:a></text:p>
          </table:table-cell>
          <table:table-cell table:style-name="ce16" office:value-type="string">
            <text:p>Employee Relations Strategy - Labour Relations | OIM</text:p>
          </table:table-cell>
          <table:table-cell table:style-name="ce16" office:value-type="string">
            <text:p>OIM helps businesses to manage employee relations and assist organisations to promote labour peace and resolve conflict with a comprehensive ER strategy</text:p>
          </table:table-cell>
          <table:table-cell table:style-name="ce16" table:number-columns-repeated="1021"/>
        </table:table-row>
        <table:table-row table:style-name="ro2">
          <table:table-cell table:style-name="ce2" office:value-type="string">
            <text:p><text:a xlink:href="http://www.oimgroup.com/products-services/organisational-development/stakeholder-perception-survey">http://www.oimgroup.com/products-services/organisational-development/stakeholder-perception-survey</text:a></text:p>
          </table:table-cell>
          <table:table-cell table:style-name="ce13" office:value-type="string">
            <text:p>Stakeholder Perception Survey - Perception Surveys| OIM</text:p>
          </table:table-cell>
          <table:table-cell table:style-name="ce13" office:value-type="string">
            <text:p>OIM offers a range of customised perception surveys to measure key business areas and provide an objective stakeholder perception survey</text:p>
          </table:table-cell>
          <table:table-cell table:style-name="ce13" table:number-columns-repeated="1021"/>
        </table:table-row>
        <table:table-row table:style-name="ro2">
          <table:table-cell table:style-name="ce4" office:value-type="string">
            <text:p><text:a xlink:href="http://www.oimgroup.com/products-services/operations-management">http://www.oimgroup.com/products-services/operations-management</text:a></text:p>
          </table:table-cell>
          <table:table-cell table:style-name="ce15" office:value-type="string">
            <text:p>Business Operations Review &amp; Business Analysis | OIM</text:p>
          </table:table-cell>
          <table:table-cell table:style-name="ce15" office:value-type="string">
            <text:p>OIM's consultants provide a quick, reliable business analysis to develop operations management in three phases</text:p>
          </table:table-cell>
          <table:table-cell table:style-name="ce15" table:number-columns-repeated="1021"/>
        </table:table-row>
        <table:table-row table:style-name="ro2">
          <table:table-cell table:style-name="ce2" office:value-type="string">
            <text:p><text:a xlink:href="http://www.oimgroup.com/products-services/operations-management/operations-management-interventions">http://www.oimgroup.com/products-services/operations-management/operations-management-interventions</text:a></text:p>
          </table:table-cell>
          <table:table-cell table:style-name="ce13" office:value-type="string">
            <text:p>Operations Management Interventions | OIM</text:p>
          </table:table-cell>
          <table:table-cell table:style-name="ce13" office:value-type="string">
            <text:p>Improve business processes and resolve operational constraints with OIM's operations management interventions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products-services/operations-management/continuous-improvement">http://www.oimgroup.com/products-services/operations-management/continuous-improvement</text:a></text:p>
          </table:table-cell>
          <table:table-cell table:style-name="ce13" office:value-type="string">
            <text:p>Continuous Improvement - Business Process Improvement | OIM</text:p>
          </table:table-cell>
          <table:table-cell table:style-name="ce13" office:value-type="string">
            <text:p>OIM operations management consultants establish a culture of continuous improvement in business operations and develop a programme of skills development</text:p>
          </table:table-cell>
          <table:table-cell table:style-name="ce13" table:number-columns-repeated="1021"/>
        </table:table-row>
        <table:table-row table:style-name="ro2">
          <table:table-cell table:style-name="ce5" office:value-type="string">
            <text:p><text:a xlink:href="http://www.oimgroup.com/products-services/operations-management/information-technology-management">http://www.oimgroup.com/products-services/operations-management/information-technology-management</text:a></text:p>
          </table:table-cell>
          <table:table-cell table:style-name="ce16" office:value-type="string">
            <text:p>Information Technology Management - IT Systems | OIM</text:p>
          </table:table-cell>
          <table:table-cell table:style-name="ce16" office:value-type="string">
            <text:p>OIM consultants can assist business with the implementation of IT systems and provide information technology management to meet all business requirements</text:p>
          </table:table-cell>
          <table:table-cell table:style-name="ce16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egend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Done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Can't complete because pages aren't created yet</text:p>
          </table:table-cell>
          <table:table-cell table:number-columns-repeated="1023"/>
        </table:table-row>
        <table:table-row table:style-name="ro3">
          <table:table-cell table:style-name="ce10" office:value-type="string">
            <text:p>Complete, but the page had a different name. Renamed to what this document specified which means every mention of the product needs to be udpated too</text:p>
          </table:table-cell>
          <table:table-cell table:number-columns-repeated="1023"/>
        </table:table-row>
        <table:table-row table:style-name="ro1">
          <table:table-cell table:style-name="ce11" office:value-type="string">
            <text:p>Page does not exis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Default"/>
          <table:table-cell table:number-columns-repeated="1023"/>
        </table:table-row>
        <table:table-row table:style-name="ro1" table:number-rows-repeated="44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 </number:text>
      <number:number number:decimal-places="0" number:min-integer-digits="1" number:grouping="true"/>
      <number:text> </number:text>
    </number:number-style>
    <number:number-style style:name="N106P1" style:volatile="true">
      <number:text> (</number:text>
      <number:number number:decimal-places="0" number:min-integer-digits="1" number:grouping="true"/>
      <number:text>)</number:text>
    </number:number-style>
    <number:number-style style:name="N106P2" style:volatile="true">
      <number:text> -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7P0" style:volatile="true">
      <number:text> </number:text>
      <number:number number:decimal-places="2" number:min-integer-digits="1" number:grouping="true"/>
      <number:text> </number:text>
    </number:number-style>
    <number:number-style style:name="N107P1" style:volatile="true">
      <number:text> (</number:text>
      <number:number number:decimal-places="2" number:min-integer-digits="1" number:grouping="true"/>
      <number:text>)</number:text>
    </number:number-style>
    <number:number-style style:name="N107P2" style:volatile="true">
      <number:text> -</number:text>
      <number:number number: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5106P0" style:volatile="true" number:language="en" number:country="ZA">
      <number:text>R </number:text>
      <number:number number:decimal-places="0" number:min-integer-digits="1" number:grouping="true"/>
    </number:number-style>
    <number:number-style style:name="N5106" number:language="en" number:country="ZA">
      <number:text>R -</number:text>
      <number:number number:decimal-places="0" number:min-integer-digits="1" number:grouping="true"/>
      <style:map style:condition="value()&gt;=0" style:apply-style-name="N5106P0"/>
    </number:number-style>
    <number:number-style style:name="N5107P0" style:volatile="true" number:language="en" number:country="ZA">
      <number:text>R </number:text>
      <number:number number:decimal-places="0" number:min-integer-digits="1" number:grouping="true"/>
    </number:number-style>
    <number:number-style style:name="N5107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en" number:country="ZA">
      <number:text>R </number:text>
      <number:number number:decimal-places="2" number:min-integer-digits="1" number:grouping="true"/>
    </number:number-style>
    <number:number-style style:name="N5108" number:language="en" number:country="ZA">
      <number:text>R -</number:text>
      <number:number number:decimal-places="2" number:min-integer-digits="1" number:grouping="true"/>
      <style:map style:condition="value()&gt;=0" style:apply-style-name="N5108P0"/>
    </number:number-style>
    <number:number-style style:name="N5109P0" style:volatile="true" number:language="en" number:country="ZA">
      <number:text>R </number:text>
      <number:number number:decimal-places="2" number:min-integer-digits="1" number:grouping="true"/>
    </number:number-style>
    <number:number-style style:name="N5109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5109P0"/>
    </number:number-style>
    <number:date-style style:name="N5110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ZA">
      <number:day number:style="long"/>
      <number:text>-</number:text>
      <number:month number:textual="true"/>
    </number:date-style>
    <number:date-style style:name="N5112" number:language="en" number:country="ZA">
      <number:month number:textual="true"/>
      <number:text>-</number:text>
      <number:year/>
    </number:date-style>
    <number:date-style style:name="N5113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5114P0" style:volatile="true" number:language="en" number:country="ZA">
      <number:number number:decimal-places="0" number:min-integer-digits="1" number:grouping="true"/>
    </number:number-style>
    <number:number-style style:name="N5114" number:language="en" number:country="ZA">
      <number:text>-</number:text>
      <number:number number:decimal-places="0" number:min-integer-digits="1" number:grouping="true"/>
      <style:map style:condition="value()&gt;=0" style:apply-style-name="N5114P0"/>
    </number:number-style>
    <number:number-style style:name="N5115P0" style:volatile="true" number:language="en" number:country="ZA">
      <number:number number:decimal-places="0" number:min-integer-digits="1" number:grouping="true"/>
    </number:number-style>
    <number:number-style style:name="N5115" number:language="en" number:country="ZA">
      <style:text-properties fo:color="#ff0000"/>
      <number:text>-</number:text>
      <number:number number:decimal-places="0" number:min-integer-digits="1" number:grouping="true"/>
      <style:map style:condition="value()&gt;=0" style:apply-style-name="N5115P0"/>
    </number:number-style>
    <number:number-style style:name="N5116P0" style:volatile="true" number:language="en" number:country="ZA">
      <number:number number:decimal-places="2" number:min-integer-digits="1" number:grouping="true"/>
    </number:number-style>
    <number:number-style style:name="N5116" number:language="en" number:country="ZA">
      <number:text>-</number:text>
      <number:number number:decimal-places="2" number:min-integer-digits="1" number:grouping="true"/>
      <style:map style:condition="value()&gt;=0" style:apply-style-name="N5116P0"/>
    </number:number-style>
    <number:number-style style:name="N5117P0" style:volatile="true" number:language="en" number:country="ZA">
      <number:number number:decimal-places="2" number:min-integer-digits="1" number:grouping="true"/>
    </number:number-style>
    <number:number-style style:name="N5117" number:language="en" number:country="ZA">
      <style:text-properties fo:color="#ff0000"/>
      <number:text>-</number:text>
      <number:number number:decimal-places="2" number:min-integer-digits="1" number:grouping="true"/>
      <style:map style:condition="value()&gt;=0" style:apply-style-name="N5117P0"/>
    </number:number-style>
    <number:number-style style:name="N5118P0" style:volatile="true" number:language="en" number:country="ZA">
      <number:text> R </number:text>
      <number:number number:decimal-places="0" number:min-integer-digits="1" number:grouping="true"/>
      <number:text> </number:text>
    </number:number-style>
    <number:number-style style:name="N5118P1" style:volatile="true" number:language="en" number:country="ZA">
      <number:text> R -</number:text>
      <number:number number:decimal-places="0" number:min-integer-digits="1" number:grouping="true"/>
      <number:text> </number:text>
    </number:number-style>
    <number:number-style style:name="N5118P2" style:volatile="true" number:language="en" number:country="ZA">
      <number:text> R - </number:text>
    </number:number-style>
    <number:text-style style:name="N5118" number:language="en" number:country="ZA">
      <number:text> </number:text>
      <number:text-content/>
      <number:text> </number:text>
      <style:map style:condition="value()&gt;0" style:apply-style-name="N5118P0"/>
      <style:map style:condition="value()&lt;0" style:apply-style-name="N5118P1"/>
      <style:map style:condition="value()=0" style:apply-style-name="N5118P2"/>
    </number:text-style>
    <number:number-style style:name="N5119P0" style:volatile="true" number:language="en" number:country="ZA">
      <number:text> R </number:text>
      <number:number number:decimal-places="2" number:min-integer-digits="1" number:grouping="true"/>
      <number:text> </number:text>
    </number:number-style>
    <number:number-style style:name="N5119P1" style:volatile="true" number:language="en" number:country="ZA">
      <number:text> R -</number:text>
      <number:number number:decimal-places="2" number:min-integer-digits="1" number:grouping="true"/>
      <number:text> </number:text>
    </number:number-style>
    <number:number-style style:name="N5119P2" style:volatile="true" number:language="en" number:country="ZA">
      <number:text> R -</number:text>
      <number:number number:decimal-places="0" number:min-integer-digits="0"/>
      <number:text> </number:text>
    </number:number-style>
    <number:text-style style:name="N5119" number:language="en" number:country="ZA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time-style style:name="N5120" number:language="en" number:country="ZA">
      <number:minutes number:style="long"/>
      <number:text>:</number:text>
      <number:seconds number:style="long"/>
    </number:time-style>
    <number:time-style style:name="N5121" number:language="en" number:country="Z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2" number:language="en" number:country="ZA">
      <number:minutes number:style="long"/>
      <number:text>:</number:text>
      <number:seconds number:style="long" number:decimal-places="1"/>
    </number:time-style>
    <number:number-style style:name="N5123" number:language="en" number:country="Z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0.105cm double #4f81bd" style:border-line-width-bottom="0.035cm 0.035cm 0.035cm" style:diagonal-bl-tr="none" style:diagonal-tl-br="none" fo:border-left="none" fo:border-right="none" style:rotation-align="none" fo:border-top="0.035cm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8">2013/09/18</text:date>, <text:time>16:3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O_20_Meta" style:display-name="PageStyle_SEO Me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9-18T16:38:31.84</dc:date>
    <meta:document-statistic meta:table-count="1" meta:cell-count="176" meta:object-count="0"/>
    <meta:generator>OpenOffice.org/3.3$Win32 OpenOffice.org_project/330m20$Build-9567</meta:generator>
  </office:meta>
</office:document-meta>
</file>